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f45" officeooo:paragraph-rsid="00130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9:13:47.540620983</meta:creation-date>
    <dc:date>2022-07-17T19:14:15.511320052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